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59cm"/>
    </style:style>
    <style:style style:name="co3" style:family="table-column">
      <style:table-column-properties fo:break-before="auto" style:column-width="4.302cm"/>
    </style:style>
    <style:style style:name="co4" style:family="table-column">
      <style:table-column-properties fo:break-before="auto" style:column-width="3.189cm"/>
    </style:style>
    <style:style style:name="co5" style:family="table-column">
      <style:table-column-properties fo:break-before="auto" style:column-width="2.619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459cm"/>
    </style:style>
    <style:style style:name="co8" style:family="table-column">
      <style:table-column-properties fo:break-before="auto" style:column-width="2.566cm"/>
    </style:style>
    <style:style style:name="co9" style:family="table-column">
      <style:table-column-properties fo:break-before="auto" style:column-width="2.584cm"/>
    </style:style>
    <style:style style:name="co10" style:family="table-column">
      <style:table-column-properties fo:break-before="auto" style:column-width="2.63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p1-&gt;" table:style-name="ta1">
        <table:table-column table:style-name="co1" table:default-cell-style-name="Default"/>
        <table:table-row table:style-name="ro1">
          <table:table-cell/>
        </table:table-row>
      </table:table>
      <table:table table:name="LOC" table:style-name="ta1">
        <table:table-column table:style-name="co1" table:default-cell-style-name="Default"/>
        <table:table-row table:style-name="ro1">
          <table:table-cell office:value-type="string" calcext:value-type="string">
            <text:p>Nombre de ligne total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</table:table-row>
      </table:table>
      <table:table table:name="CC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b arcs</text:p>
          </table:table-cell>
          <table:table-cell office:value-type="string" calcext:value-type="string">
            <text:p>nb nœuds</text:p>
          </table:table-cell>
          <table:table-cell office:value-type="string" calcext:value-type="string">
            <text:p>nb composants</text:p>
          </table:table-cell>
          <table:table-cell office:value-type="string" calcext:value-type="string">
            <text:p>compléxitée cyclomatique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A2]-[.B2]+2*[.C2]" office:value-type="float" office:value="4" calcext:value-type="float">
            <text:p>4</text:p>
          </table:table-cell>
        </table:table-row>
      </table:table>
      <table:table table:name="Halstead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n1</text:p>
          </table:table-cell>
          <table:table-cell table:style-name="Default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table:style-name="Default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table:style-name="Default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table:style-name="Default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formula="of:=[.B1]+[.B2]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formula="of:=[.B3]+[.B4]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formula="of:=[.B6]*LOG([.B5];2)" office:value-type="float" office:value="199.652593131849" calcext:value-type="float">
            <text:p>199,65259313184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formula="of:=([.B1]/2)*([.B4]/[.B2])" office:value-type="float" office:value="29.25" calcext:value-type="float">
            <text:p>29,25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formula="of:=[.B8]*[.B7]" office:value-type="float" office:value="5839.83834910657" calcext:value-type="float">
            <text:p>5839,83834910657</text:p>
          </table:table-cell>
        </table:table-row>
        <table:table-row table:style-name="ro1">
          <table:table-cell office:value-type="string" calcext:value-type="string">
            <text:p>T(s)</text:p>
          </table:table-cell>
          <table:table-cell table:formula="of:=[.B9]/18" office:value-type="float" office:value="324.435463839254" calcext:value-type="float">
            <text:p>324,435463839254</text:p>
          </table:table-cell>
        </table:table-row>
        <table:table-row table:style-name="ro1">
          <table:table-cell office:value-type="string" calcext:value-type="string">
            <text:p><text:s/>Bugs (ect.)</text:p>
          </table:table-cell>
          <table:table-cell table:formula="of:=[.B7]/3000" office:value-type="float" office:value="0.0665508643772828" calcext:value-type="float">
            <text:p>0,0665508643772828</text:p>
          </table:table-cell>
        </table:table-row>
      </table:table>
      <table:table table:name="UFC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atégorie</text:p>
          </table:table-cell>
          <table:table-cell office:value-type="string" calcext:value-type="string">
            <text:p>Poids (Simple)</text:p>
          </table:table-cell>
          <table:table-cell office:value-type="string" calcext:value-type="string">
            <text:p>Poids (Moyen)</text:p>
          </table:table-cell>
          <table:table-cell office:value-type="string" calcext:value-type="string">
            <text:p>Poids (difficile)</text:p>
          </table:table-cell>
          <table:table-cell office:value-type="string" calcext:value-type="string">
            <text:p>Score (simple)</text:p>
          </table:table-cell>
          <table:table-cell office:value-type="string" calcext:value-type="string">
            <text:p>Score (Moyen)</text:p>
          </table:table-cell>
          <table:table-cell office:value-type="string" calcext:value-type="string">
            <text:p>Score (Difficile)</text:p>
          </table:table-cell>
          <table:table-cell office:value-type="string" calcext:value-type="string">
            <text:p>Total Pondéré</text:p>
          </table:table-cell>
        </table:table-row>
        <table:table-row table:style-name="ro1">
          <table:table-cell office:value-type="string" calcext:value-type="string">
            <text:p>Entré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([.B2]*[.E2])+([.C2]*[.F2])+([.D2]*[.G2]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orties extern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B3]*[.E3])+([.C3]*[.F3])+([.D3]*[.G3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Requêt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([.B4]*[.E4])+([.C4]*[.F4])+([.D4]*[.G4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Fichiers internes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[.B5]*[.E5])+([.C5]*[.F5])+([.D5]*[.G5]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ichiers externe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([.B6]*[.E6])+([.C6]*[.F6])+([.D6]*[.G6])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Total UFC</text:p>
          </table:table-cell>
          <table:table-cell table:number-columns-repeated="6"/>
          <table:table-cell table:formula="of:=SUM([.H2];[.H3];[.H4];[.H5];[.H6])" office:value-type="float" office:value="160" calcext:value-type="float">
            <text:p>160</text:p>
          </table:table-cell>
        </table:table-row>
      </table:table>
      <table:table table:name="QuickSort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atégorie</text:p>
          </table:table-cell>
          <table:table-cell office:value-type="string" calcext:value-type="string">
            <text:p>Poids (Simple)</text:p>
          </table:table-cell>
          <table:table-cell office:value-type="string" calcext:value-type="string">
            <text:p>Poids (Moyen)</text:p>
          </table:table-cell>
          <table:table-cell office:value-type="string" calcext:value-type="string">
            <text:p>Poids (difficile)</text:p>
          </table:table-cell>
          <table:table-cell office:value-type="string" calcext:value-type="string">
            <text:p>Score (simple)</text:p>
          </table:table-cell>
          <table:table-cell office:value-type="string" calcext:value-type="string">
            <text:p>Score (Moyen)</text:p>
          </table:table-cell>
          <table:table-cell office:value-type="string" calcext:value-type="string">
            <text:p>Score (Difficile)</text:p>
          </table:table-cell>
          <table:table-cell office:value-type="string" calcext:value-type="string">
            <text:p>Total Pondéré</text:p>
          </table:table-cell>
        </table:table-row>
        <table:table-row table:style-name="ro1">
          <table:table-cell office:value-type="string" calcext:value-type="string">
            <text:p>Entré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B2]*[.E2])+([.C2]*[.F2])+([.D2]*[.G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orties extern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B3]*[.E3])+([.C3]*[.F3])+([.D3]*[.G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quêt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B4]*[.E4])+([.C4]*[.F4])+([.D4]*[.G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chiers internes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B5]*[.E5])+([.C5]*[.F5])+([.D5]*[.G5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ichiers externe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B6]*[.E6])+([.C6]*[.F6])+([.D6]*[.G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otal UFC</text:p>
          </table:table-cell>
          <table:table-cell table:number-columns-repeated="6"/>
          <table:table-cell table:formula="of:=SUM([.H2];[.H3];[.H4];[.H5];[.H6])" office:value-type="float" office:value="24" calcext:value-type="float">
            <text:p>24</text:p>
          </table:table-cell>
        </table:table-row>
      </table:table>
      <table:table table:name="tp2 -&gt;" table:style-name="ta1">
        <table:table-column table:style-name="co1" table:default-cell-style-name="Default"/>
        <table:table-row table:style-name="ro1">
          <table:table-cell/>
        </table:table-row>
      </table:table>
      <table:table table:name="empreinte_carbone" table:style-name="ta1">
        <table:table-column table:style-name="co1" table:default-cell-style-name="Default"/>
        <table:table-row table:style-name="ro1">
          <table:table-cell office:value-type="string" calcext:value-type="string">
            <text:p>te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2">00/00/0000</text:date>, <text:time style:data-style-name="N2" text:time-value="13:53:44.644964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5T10:44:55.702112000</meta:creation-date>
    <dc:date>2025-12-02T13:54:56.900061000</dc:date>
    <meta:editing-duration>PT1H15M32S</meta:editing-duration>
    <meta:editing-cycles>8</meta:editing-cycles>
    <meta:generator>LibreOffice/25.8.2.2$MacOSX_AARCH64 LibreOffice_project/d401f2107ccab8f924a8e2df40f573aab7605b6f</meta:generator>
    <meta:document-statistic meta:table-count="8" meta:cell-count="133" meta:object-count="0"/>
  </office:meta>
</office:document-meta>
</file>